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B" style:family="table-column">
      <style:table-column-properties style:column-width="1.6736in" style:rel-column-width="16384*"/>
    </style:style>
    <style:style style:name="Table6.C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80" fo:border-right="none" fo:border-top="none" fo:border-bottom="0.05pt solid #00008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36in" style:rel-column-width="16384*"/>
    </style:style>
    <style:style style:name="Table5.C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B" style:family="table-column">
      <style:table-column-properties style:column-width="1.6736in" style:rel-column-width="16384*"/>
    </style:style>
    <style:style style:name="Table7.C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80" fo:border-right="none" fo:border-top="none" fo:border-bottom="0.05pt solid #00008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3fe5ac" officeooo:paragraph-rsid="003fe5ac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rsid="003fe5ac" officeooo:paragraph-rsid="0041165f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11" style:family="paragraph" style:parent-style-name="Standard">
      <style:paragraph-properties fo:text-align="start" style:justify-single-word="false"/>
      <style:text-properties officeooo:paragraph-rsid="001ee45d"/>
    </style:style>
    <style:style style:name="P12" style:family="paragraph" style:parent-style-name="Standard">
      <style:paragraph-properties fo:text-align="start" style:justify-single-word="false"/>
      <style:text-properties officeooo:paragraph-rsid="0041165f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4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5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6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17" style:family="paragraph" style:parent-style-name="Standard">
      <style:paragraph-properties fo:text-align="start" style:justify-single-word="false"/>
      <style:text-properties officeooo:rsid="0010108b" officeooo:paragraph-rsid="0036c8b1"/>
    </style:style>
    <style:style style:name="P18" style:family="paragraph" style:parent-style-name="Standard">
      <style:paragraph-properties fo:text-align="start" style:justify-single-word="false"/>
      <style:text-properties officeooo:rsid="0010108b" officeooo:paragraph-rsid="00459ce4"/>
    </style:style>
    <style:style style:name="P19" style:family="paragraph" style:parent-style-name="Standard">
      <style:paragraph-properties fo:text-align="start" style:justify-single-word="false"/>
      <style:text-properties officeooo:rsid="0010108b" officeooo:paragraph-rsid="00552fd5"/>
    </style:style>
    <style:style style:name="P20" style:family="paragraph" style:parent-style-name="Standard">
      <style:paragraph-properties fo:text-align="start" style:justify-single-word="false"/>
      <style:text-properties officeooo:rsid="0010108b" officeooo:paragraph-rsid="006249f9"/>
    </style:style>
    <style:style style:name="P21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8pt" officeooo:rsid="0010108b" officeooo:paragraph-rsid="0036c8b1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fo:font-size="18pt" officeooo:rsid="0010108b" officeooo:paragraph-rsid="00459ce4" style:font-size-asian="18pt" style:font-size-complex="18pt"/>
    </style:style>
    <style:style style:name="P28" style:family="paragraph" style:parent-style-name="Standard">
      <style:paragraph-properties fo:text-align="start" style:justify-single-word="false"/>
      <style:text-properties fo:font-size="18pt" officeooo:rsid="0010108b" officeooo:paragraph-rsid="00552fd5" style:font-size-asian="18pt" style:font-size-complex="18pt"/>
    </style:style>
    <style:style style:name="P29" style:family="paragraph" style:parent-style-name="Standard">
      <style:paragraph-properties fo:text-align="start" style:justify-single-word="false"/>
      <style:text-properties fo:font-size="18pt" officeooo:rsid="0010108b" officeooo:paragraph-rsid="006249f9" style:font-size-asian="18pt" style:font-size-complex="18pt"/>
    </style:style>
    <style:style style:name="P30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1165f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59ce4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6c8b1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552fd5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552fd5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384cf2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552fd5" style:font-size-asian="18pt" style:font-weight-asian="normal" style:font-size-complex="18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384cf2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552fd5" style:font-size-asian="18pt" style:font-weight-asian="bold" style:font-size-complex="18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552fd5" style:font-size-asian="24pt" style:font-weight-asian="bold" style:font-size-complex="24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36c8b1" style:font-size-asian="24pt" style:font-weight-asian="bold" style:font-size-complex="24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6249f9" style:font-size-asian="24pt" style:font-weight-asian="bold" style:font-size-complex="24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53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54" style:family="paragraph" style:parent-style-name="Table_20_Contents">
      <style:paragraph-properties fo:text-align="start" style:justify-single-word="false"/>
      <style:text-properties officeooo:paragraph-rsid="00336292"/>
    </style:style>
    <style:style style:name="P55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56" style:family="paragraph" style:parent-style-name="Table_20_Contents">
      <style:paragraph-properties fo:text-align="start" style:justify-single-word="false"/>
      <style:text-properties officeooo:paragraph-rsid="00552fd5"/>
    </style:style>
    <style:style style:name="P57" style:family="paragraph" style:parent-style-name="Table_20_Contents">
      <style:paragraph-properties fo:text-align="start" style:justify-single-word="false"/>
      <style:text-properties officeooo:paragraph-rsid="006249f9"/>
    </style:style>
    <style:style style:name="P58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59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60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61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62" style:family="paragraph" style:parent-style-name="Table_20_Contents">
      <style:paragraph-properties fo:text-align="start" style:justify-single-word="false"/>
      <style:text-properties officeooo:rsid="001d5936" officeooo:paragraph-rsid="0036c8b1"/>
    </style:style>
    <style:style style:name="P63" style:family="paragraph" style:parent-style-name="Table_20_Contents">
      <style:paragraph-properties fo:text-align="start" style:justify-single-word="false"/>
      <style:text-properties officeooo:rsid="001d5936" officeooo:paragraph-rsid="00459ce4"/>
    </style:style>
    <style:style style:name="P64" style:family="paragraph" style:parent-style-name="Table_20_Contents">
      <style:paragraph-properties fo:text-align="start" style:justify-single-word="false"/>
      <style:text-properties officeooo:rsid="001d5936" officeooo:paragraph-rsid="00552fd5"/>
    </style:style>
    <style:style style:name="P65" style:family="paragraph" style:parent-style-name="Table_20_Contents">
      <style:paragraph-properties fo:text-align="start" style:justify-single-word="false"/>
      <style:text-properties officeooo:rsid="001d5936" officeooo:paragraph-rsid="006249f9"/>
    </style:style>
    <style:style style:name="P66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67" style:family="paragraph" style:parent-style-name="Table_20_Contents">
      <style:paragraph-properties fo:text-align="start" style:justify-single-word="false"/>
      <style:text-properties officeooo:rsid="00293835" officeooo:paragraph-rsid="00459ce4"/>
    </style:style>
    <style:style style:name="P68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69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70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P71" style:family="paragraph" style:parent-style-name="Table_20_Contents">
      <style:paragraph-properties fo:text-align="start" style:justify-single-word="false"/>
      <style:text-properties officeooo:rsid="002f2bb1" officeooo:paragraph-rsid="00552fd5"/>
    </style:style>
    <style:style style:name="P72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73" style:family="paragraph" style:parent-style-name="Table_20_Contents">
      <style:paragraph-properties fo:text-align="start" style:justify-single-word="false"/>
      <style:text-properties officeooo:rsid="002f2bb1" officeooo:paragraph-rsid="006249f9"/>
    </style:style>
    <style:style style:name="P74" style:family="paragraph" style:parent-style-name="Table_20_Contents">
      <style:paragraph-properties fo:text-align="start" style:justify-single-word="false"/>
      <style:text-properties officeooo:rsid="004b52cc" officeooo:paragraph-rsid="004b52cc"/>
    </style:style>
    <style:style style:name="P75" style:family="paragraph" style:parent-style-name="Table_20_Contents">
      <style:paragraph-properties fo:text-align="start" style:justify-single-word="false"/>
      <style:text-properties officeooo:rsid="00584ec2" officeooo:paragraph-rsid="00584ec2"/>
    </style:style>
    <style:style style:name="P76" style:family="paragraph" style:parent-style-name="Table_20_Contents">
      <style:paragraph-properties fo:text-align="start" style:justify-single-word="false"/>
      <style:text-properties officeooo:rsid="00597a62" officeooo:paragraph-rsid="00597a62"/>
    </style:style>
    <style:style style:name="P77" style:family="paragraph" style:parent-style-name="Table_20_Contents">
      <style:paragraph-properties fo:text-align="start" style:justify-single-word="false"/>
      <style:text-properties officeooo:rsid="00597a62" officeooo:paragraph-rsid="006249f9"/>
    </style:style>
    <style:style style:name="P7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6249f9" style:font-size-asian="18pt" style:font-weight-asian="normal" style:font-size-complex="18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officeooo:rsid="002f2bb1" officeooo:paragraph-rsid="006249f9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41165f" style:font-size-asian="18pt" style:font-size-complex="18pt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46d4fc" style:font-size-asian="18pt" style:font-size-complex="18pt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49b4a7" style:font-size-asian="18pt" style:font-size-complex="18pt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3" style:family="text">
      <style:text-properties fo:font-variant="normal" fo:text-transform="none" fo:color="#000000" style:font-name="Liberation Serif" fo:letter-spacing="normal" fo:font-style="normal"/>
    </style:style>
    <style:style style:name="T14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552fd5" style:font-size-asian="24pt" style:font-weight-asian="bold" style:font-size-complex="24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0dfa75" style:font-size-asian="18pt" style:font-size-complex="18pt"/>
    </style:style>
    <style:style style:name="T20" style:family="text">
      <style:text-properties fo:font-size="18pt" officeooo:rsid="00124f7a" style:font-size-asian="18pt" style:font-size-complex="18pt"/>
    </style:style>
    <style:style style:name="T21" style:family="text">
      <style:text-properties fo:font-size="18pt" officeooo:rsid="001ad10e" style:font-size-asian="18pt" style:font-weight-asian="bold" style:font-size-complex="18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5" style:family="text">
      <style:text-properties fo:font-size="18pt" fo:font-weight="normal" officeooo:rsid="00426be4" style:font-size-asian="18pt" style:font-weight-asian="normal" style:font-size-complex="18pt" style:font-weight-complex="normal"/>
    </style:style>
    <style:style style:name="T26" style:family="text">
      <style:text-properties fo:font-size="18pt" fo:font-weight="normal" officeooo:rsid="0041165f" style:font-size-asian="15.75pt" style:font-weight-asian="normal" style:font-size-complex="18pt" style:font-weight-complex="normal"/>
    </style:style>
    <style:style style:name="T27" style:family="text">
      <style:text-properties officeooo:rsid="000dfa75"/>
    </style:style>
    <style:style style:name="T28" style:family="text">
      <style:text-properties officeooo:rsid="001ad10e" style:font-size-asian="24pt" style:font-weight-asian="bold" style:font-size-complex="24pt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ca1ce" style:font-weight-asian="normal" style:font-weight-complex="normal"/>
    </style:style>
    <style:style style:name="T31" style:family="text">
      <style:text-properties fo:font-weight="normal" officeooo:rsid="00571879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Benchmark on common datasets</text:p>
      <text:p text:style-name="P3"/>
      <text:p text:style-name="P8">Mnist</text:p>
      <text:p text:style-name="P12"><text:span text:style-name="T23">Dataset Description :</text:span><text:span text:style-name="T16"> </text:span><text:span text:style-name="T26">The Mnist </text:span><text:span text:style-name="T1">dataset consists of 60000 </text:span><text:span text:style-name="T3">28</text:span><text:span text:style-name="T1">x</text:span><text:span text:style-name="T3">28</text:span><text:span text:style-name="T1"> </text:span><text:span text:style-name="T2">greyscale </text:span><text:span text:style-name="T1">images in 10 classes. There are </text:span><text:span text:style-name="T4">6</text:span><text:span text:style-name="T1">0000 training images and 10000 test images.</text:span></text:p>
      <text:p text:style-name="P9"><text:line-break/><text:span text:style-name="T19">Preprocessing</text:span><text:span text:style-name="T27"> : </text:span><text:span text:style-name="T25">We downscale them to 16x16 and learn the mapping from 16x16 to 32x32</text:span></text:p>
      <text:p text:style-name="P30"/>
      <text:p text:style-name="P18"><text:span text:style-name="T24">R</text:span><text:span text:style-name="T22">esults :</text:span><text:span text:style-name="T18"> </text:span></text:p>
      <text:p text:style-name="P2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3"/>
          </table:table-cell>
          <table:table-cell table:style-name="Table6.A1" office:value-type="string">
            <text:p text:style-name="P63">MSE</text:p>
          </table:table-cell>
          <table:table-cell table:style-name="Table6.C1" office:value-type="string">
            <text:p text:style-name="P63">PSNR</text:p>
          </table:table-cell>
        </table:table-row>
        <table:table-row>
          <table:table-cell table:style-name="Table6.A2" office:value-type="string">
            <text:p text:style-name="P63">Classic Interpolation</text:p>
          </table:table-cell>
          <table:table-cell table:style-name="Table6.A2" office:value-type="string">
            <text:p text:style-name="P74">0.024952497407793997</text:p>
          </table:table-cell>
          <table:table-cell table:style-name="Table6.C2" office:value-type="string">
            <text:p text:style-name="P63">16.03829574584961</text:p>
          </table:table-cell>
        </table:table-row>
        <table:table-row>
          <table:table-cell table:style-name="Table6.A2" office:value-type="string">
            <text:p text:style-name="P63">Our model</text:p>
          </table:table-cell>
          <table:table-cell table:style-name="Table6.A2" office:value-type="string">
            <text:p text:style-name="P67">0.001094695015065372</text:p>
          </table:table-cell>
          <table:table-cell table:style-name="Table6.C2" office:value-type="string">
            <text:p text:style-name="P67">29.657981872558594</text:p>
          </table:table-cell>
        </table:table-row>
      </table:table>
      <text:p text:style-name="P31"/>
      <text:p text:style-name="P1">Cifar10</text:p>
      <text:p text:style-name="P1"/>
      <text:p text:style-name="P11"><text:span text:style-name="T23">Dataset Description :</text:span><text:span text:style-name="T16"> </text:span><text:span text:style-name="T1">The CIFAR-10 dataset consists of 60000 32x32 colour images in 10 classes, with 6000 images per class. There are 50000 training images and 10000 test images.</text:span></text:p>
      <text:p text:style-name="P11"><text:line-break/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21"/>
      <text:p text:style-name="P21"/>
      <text:p text:style-name="P21"/>
      <text:p text:style-name="P21"/>
      <text:p text:style-name="P21"/>
      <text:p text:style-name="P13"><text:soft-page-break/><text:span text:style-name="T24">R</text:span><text:span text:style-name="T22">esults :</text:span><text:span text:style-name="T18"> </text:span>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>MSE</text:p>
          </table:table-cell>
          <table:table-cell table:style-name="Table1.C1" office:value-type="string">
            <text:p text:style-name="P58">PSNR</text:p>
          </table:table-cell>
        </table:table-row>
        <table:table-row>
          <table:table-cell table:style-name="Table1.A2" office:value-type="string">
            <text:p text:style-name="P58">Classic Interpolation</text:p>
          </table:table-cell>
          <table:table-cell table:style-name="Table1.A2" office:value-type="string">
            <text:p text:style-name="P58">0.006284319341182709</text:p>
          </table:table-cell>
          <table:table-cell table:style-name="Table1.C2" office:value-type="string">
            <text:p text:style-name="P58">22.054561614990234</text:p>
          </table:table-cell>
        </table:table-row>
        <table:table-row>
          <table:table-cell table:style-name="Table1.A2" office:value-type="string">
            <text:p text:style-name="P58">Our model</text:p>
          </table:table-cell>
          <table:table-cell table:style-name="Table1.A2" office:value-type="string">
            <text:p text:style-name="P66">0.00299526739269495</text:p>
          </table:table-cell>
          <table:table-cell table:style-name="Table1.C2" office:value-type="string">
            <text:p text:style-name="P66">25.301307678222656</text:p>
          </table:table-cell>
        </table:table-row>
      </table:table>
      <text:p text:style-name="P22"/>
      <text:p text:style-name="P22"/>
      <text:p text:style-name="P4">Cifar100</text:p>
      <text:p text:style-name="P4"/>
      <text:p text:style-name="P10"><text:span text:style-name="T21">Dataset Description :</text:span><text:span text:style-name="T28"> </text:span><text:span text:style-name="T1">This dataset is just like the CIFAR-10, except it has 100 classes containing 600 images each.</text:span></text:p>
      <text:p text:style-name="P32"/>
      <text:p text:style-name="P11"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33"/>
      <text:p text:style-name="P33"/>
      <text:p text:style-name="P33"/>
      <text:p text:style-name="P33"/>
      <text:p text:style-name="P14"><text:span text:style-name="T24">R</text:span><text:span text:style-name="T22">esults :</text:span><text:span text:style-name="T18"> </text:span>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9"/>
          </table:table-cell>
          <table:table-cell table:style-name="Table2.A1" office:value-type="string">
            <text:p text:style-name="P59">MSE</text:p>
          </table:table-cell>
          <table:table-cell table:style-name="Table2.C1" office:value-type="string">
            <text:p text:style-name="P59">PSNR</text:p>
          </table:table-cell>
        </table:table-row>
        <table:table-row>
          <table:table-cell table:style-name="Table2.A2" office:value-type="string">
            <text:p text:style-name="P59">Classic Interpolation</text:p>
          </table:table-cell>
          <table:table-cell table:style-name="Table2.A2" office:value-type="string">
            <text:p text:style-name="P59">0.006189056053757668</text:p>
          </table:table-cell>
          <table:table-cell table:style-name="Table2.C2" office:value-type="string">
            <text:p text:style-name="P59">22.129812240600586</text:p>
          </table:table-cell>
        </table:table-row>
        <table:table-row>
          <table:table-cell table:style-name="Table2.A2" office:value-type="string">
            <text:p text:style-name="P59">Our model</text:p>
          </table:table-cell>
          <table:table-cell table:style-name="Table2.A2" office:value-type="string">
            <text:p text:style-name="P68">0.0024565770104527473</text:p>
          </table:table-cell>
          <table:table-cell table:style-name="Table2.C2" office:value-type="string">
            <text:p text:style-name="P52">26.200700759887695</text:p>
          </table:table-cell>
        </table:table-row>
      </table:table>
      <text:p text:style-name="P34"/>
      <text:p text:style-name="P34"/>
      <text:p text:style-name="P5"><text:span text:style-name="T14">C</text:span><text:span text:style-name="T13">elebA</text:span></text:p>
      <text:p text:style-name="P47"/>
      <text:p text:style-name="P6"><text:span text:style-name="T11">Dataset Description :</text:span><text:span text:style-name="T13"> </text:span><text:span text:style-name="T8">We use a small version of the CelebA dataset. The original dataset has 20</text:span><text:span text:style-name="T10">2</text:span><text:span text:style-name="T8">’</text:span><text:span text:style-name="T10">599</text:span><text:span text:style-name="T8"> images of </text:span><text:span text:style-name="T9">178x218</text:span><text:span text:style-name="T8"> human faces, our version has 40’000 images.</text:span></text:p>
      <text:p text:style-name="P44"><text:soft-page-break/></text:p>
      <text:p text:style-name="P7"><text:span text:style-name="T12">Preprocessing :</text:span><text:span text:style-name="T8"> </text:span><text:span text:style-name="T5">The images are in color, we convert them to grayscale. </text:span><text:span text:style-name="T6">We then downscale them to </text:span><text:span text:style-name="T7">89</text:span><text:span text:style-name="T6">x</text:span><text:span text:style-name="T7">109</text:span><text:span text:style-name="T6"> and try to learn the mapping from the </text:span><text:span text:style-name="T7">89x109</text:span><text:span text:style-name="T6"> to </text:span><text:span text:style-name="T7">178x218</text:span><text:span text:style-name="T6">.</text:span></text:p>
      <text:p text:style-name="P35"/>
      <text:p text:style-name="P15"><text:span text:style-name="T24">R</text:span><text:span text:style-name="T22">esults :</text:span><text:span text:style-name="T18"> </text:span></text:p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0"/>
          </table:table-cell>
          <table:table-cell table:style-name="Table3.A1" office:value-type="string">
            <text:p text:style-name="P60">MSE</text:p>
          </table:table-cell>
          <table:table-cell table:style-name="Table3.C1" office:value-type="string">
            <text:p text:style-name="P60">PSNR</text:p>
          </table:table-cell>
        </table:table-row>
        <table:table-row>
          <table:table-cell table:style-name="Table3.A2" office:value-type="string">
            <text:p text:style-name="P60">Classic Interpolation</text:p>
          </table:table-cell>
          <table:table-cell table:style-name="Table3.A2" office:value-type="string">
            <text:p text:style-name="P60">0.001614403910934925</text:p>
          </table:table-cell>
          <table:table-cell table:style-name="Table3.C2" office:value-type="string">
            <text:p text:style-name="P60">26.663976669311523</text:p>
          </table:table-cell>
        </table:table-row>
        <table:table-row>
          <table:table-cell table:style-name="Table3.A2" office:value-type="string">
            <text:p text:style-name="P60">Our model</text:p>
          </table:table-cell>
          <table:table-cell table:style-name="Table3.A2" office:value-type="string">
            <text:p text:style-name="P69">0.0013096170732751489</text:p>
          </table:table-cell>
          <table:table-cell table:style-name="Table3.C2" office:value-type="string">
            <text:p text:style-name="P53">28.663249969482422</text:p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0"><text:span text:style-name="T15">Result with our dataset</text:span> </text:p>
      <text:p text:style-name="P40"/>
      <text:p text:style-name="P45">Dataset description : <text:span text:style-name="T29">50’000 image pairs of size </text:span><text:span text:style-name="T30">100x40 and 200x80</text:span><text:span text:style-name="T29">. We have a fixed cylinder and we randomize the Reynolds number.</text:span></text:p>
      <text:p text:style-name="P42"/>
      <text:p text:style-name="P48">Single frame loss</text:p>
      <text:p text:style-name="P40"/>
      <text:p text:style-name="P16"><text:span text:style-name="T24">R</text:span><text:span text:style-name="T22">esults :</text:span><text:span text:style-name="T18"> </text:span></text:p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1"/>
          </table:table-cell>
          <table:table-cell table:style-name="Table4.A1" office:value-type="string">
            <text:p text:style-name="P61">MSE</text:p>
          </table:table-cell>
          <table:table-cell table:style-name="Table4.C1" office:value-type="string">
            <text:p text:style-name="P61">PSNR</text:p>
          </table:table-cell>
        </table:table-row>
        <table:table-row>
          <table:table-cell table:style-name="Table4.A2" office:value-type="string">
            <text:p text:style-name="P61">Classic Interpolation</text:p>
          </table:table-cell>
          <table:table-cell table:style-name="Table4.B2" office:value-type="string">
            <text:p text:style-name="P61">0.027532663196325302</text:p>
          </table:table-cell>
          <table:table-cell table:style-name="Table4.C2" office:value-type="string">
            <text:p text:style-name="P61">16.68303108215332</text:p>
          </table:table-cell>
        </table:table-row>
        <table:table-row>
          <table:table-cell table:style-name="Table4.A2" office:value-type="string">
            <text:p text:style-name="P61">Our model</text:p>
          </table:table-cell>
          <table:table-cell table:style-name="Table4.A2" office:value-type="string">
            <text:p text:style-name="P70">0.009267887100577354</text:p>
          </table:table-cell>
          <table:table-cell table:style-name="Table4.C2" office:value-type="string">
            <text:p text:style-name="P54">19.054826736450195</text:p>
          </table:table-cell>
        </table:table-row>
      </table:table>
      <text:p text:style-name="P37"/>
      <text:p text:style-name="P50"><text:soft-page-break/>Dual frame loss</text:p>
      <text:p text:style-name="P50"/>
      <text:p text:style-name="P17"><text:span text:style-name="T24">R</text:span><text:span text:style-name="T22">esults :</text:span><text:span text:style-name="T18"> </text:span></text:p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2"/>
          </table:table-cell>
          <table:table-cell table:style-name="Table5.A1" office:value-type="string">
            <text:p text:style-name="P62">MSE</text:p>
          </table:table-cell>
          <table:table-cell table:style-name="Table5.C1" office:value-type="string">
            <text:p text:style-name="P62">PSNR</text:p>
          </table:table-cell>
        </table:table-row>
        <table:table-row>
          <table:table-cell table:style-name="Table5.A2" office:value-type="string">
            <text:p text:style-name="P76">Classic Interpolation</text:p>
          </table:table-cell>
          <table:table-cell table:style-name="Table5.A2" office:value-type="string">
            <text:p text:style-name="P72">0.00915146991610527</text:p>
          </table:table-cell>
          <table:table-cell table:style-name="Table5.C2" office:value-type="string">
            <text:p text:style-name="P55">16.273935317993164</text:p>
          </table:table-cell>
        </table:table-row>
        <table:table-row>
          <table:table-cell table:style-name="Table5.A2" office:value-type="string">
            <text:p text:style-name="P62">Our model</text:p>
          </table:table-cell>
          <table:table-cell table:style-name="Table5.A2" office:value-type="string">
            <text:p text:style-name="P72">0.028187865391373634</text:p>
          </table:table-cell>
          <table:table-cell table:style-name="Table5.C2" office:value-type="string">
            <text:p text:style-name="P55">16.848796844482422</text:p>
          </table:table-cell>
        </table:table-row>
      </table:table>
      <text:p text:style-name="P38"/>
      <text:p text:style-name="P41"><text:span text:style-name="T15">Result with our </text:span><text:span text:style-name="T17">(larger)</text:span><text:span text:style-name="T15"> dataset</text:span> </text:p>
      <text:p text:style-name="P41"/>
      <text:p text:style-name="P46">Dataset description : <text:span text:style-name="T31">10</text:span><text:span text:style-name="T29">0’000 image pairs of size </text:span><text:span text:style-name="T30">100x40 and 200x80</text:span><text:span text:style-name="T29">. We have a fixed cylinder and we randomize the Reynolds number.</text:span></text:p>
      <text:p text:style-name="P43"/>
      <text:p text:style-name="P49">Single frame loss</text:p>
      <text:p text:style-name="P41"/>
      <text:p text:style-name="P19"><text:span text:style-name="T24">R</text:span><text:span text:style-name="T22">esults :</text:span><text:span text:style-name="T18"> </text:span></text:p>
      <text:p text:style-name="P28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64">MSE</text:p>
          </table:table-cell>
          <table:table-cell table:style-name="Table7.C1" office:value-type="string">
            <text:p text:style-name="P64">PSNR</text:p>
          </table:table-cell>
        </table:table-row>
        <table:table-row>
          <table:table-cell table:style-name="Table7.A2" office:value-type="string">
            <text:p text:style-name="P64">Classic Interpolation</text:p>
          </table:table-cell>
          <table:table-cell table:style-name="Table7.B2" office:value-type="string">
            <text:p text:style-name="P64">0.019295362755656242</text:p>
          </table:table-cell>
          <table:table-cell table:style-name="Table7.C2" office:value-type="string">
            <text:p text:style-name="P75">16.3538761138916</text:p>
          </table:table-cell>
        </table:table-row>
        <table:table-row>
          <table:table-cell table:style-name="Table7.A2" office:value-type="string">
            <text:p text:style-name="P64">Our model</text:p>
          </table:table-cell>
          <table:table-cell table:style-name="Table7.A2" office:value-type="string">
            <text:p text:style-name="P71">0.01169651374220848</text:p>
          </table:table-cell>
          <table:table-cell table:style-name="Table7.C2" office:value-type="string">
            <text:p text:style-name="P56">19.434953689575195</text:p>
          </table:table-cell>
        </table:table-row>
      </table:table>
      <text:p text:style-name="P39"/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3-02T23:28:49.453948939</dc:date>
    <meta:editing-duration>P1DT5H58M14S</meta:editing-duration>
    <meta:editing-cycles>82</meta:editing-cycles>
    <meta:document-statistic meta:table-count="7" meta:image-count="0" meta:object-count="0" meta:page-count="4" meta:paragraph-count="83" meta:word-count="355" meta:character-count="2440" meta:non-whitespace-character-count="2157"/>
  </office:meta>
</office:document-meta>
</file>